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adugi" svg:font-family="Gadugi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 fo:background-color="#FFFFFF"/>
      <style:text-properties style:font-name="Gadugi" style:font-name-asian="Times New Roman" style:font-name-complex="Segoe UI" fo:font-weight="bold" style:font-weight-asian="bold" fo:color="#24292E" fo:font-size="14pt" style:font-size-asian="14pt" style:font-size-complex="14pt" style:language-asian="de" style:country-asian="DE"/>
    </style:style>
    <style:style style:name="P2" style:parent-style-name="Standard" style:family="paragraph">
      <style:paragraph-properties fo:text-align="center" fo:margin-bottom="0in" fo:line-height="100%" fo:background-color="#FFFFFF"/>
      <style:text-properties style:font-name="Gadugi" style:font-name-asian="Times New Roman" style:font-name-complex="Segoe UI" fo:font-weight="bold" style:font-weight-asian="bold" fo:color="#24292E" fo:font-size="12pt" style:font-size-asian="12pt" style:font-size-complex="12pt" style:language-asian="de" style:country-asian="DE"/>
    </style:style>
    <style:style style:name="P3" style:parent-style-name="Standard" style:family="paragraph">
      <style:paragraph-properties fo:text-align="center" fo:margin-bottom="0in" fo:line-height="100%" fo:background-color="#FFFFFF"/>
      <style:text-properties style:font-name="Gadugi" style:font-name-asian="Times New Roman" style:font-name-complex="Segoe UI" fo:font-weight="bold" style:font-weight-asian="bold" fo:color="#24292E" fo:font-size="12pt" style:font-size-asian="12pt" style:font-size-complex="12pt" style:language-asian="de" style:country-asian="DE"/>
    </style:style>
    <style:style style:name="P4" style:parent-style-name="Standard" style:family="paragraph">
      <style:paragraph-properties fo:margin-bottom="0in" fo:line-height="100%" fo:background-color="#FFFFFF"/>
    </style:style>
    <style:style style:name="T5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T6" style:parent-style-name="Absatz-Standardschriftart" style:family="text">
      <style:text-properties style:font-name="Gadugi" style:font-name-asian="Times New Roman" style:font-name-complex="Courier New" fo:color="#00B050" fo:font-size="12pt" style:font-size-asian="12pt" style:font-size-complex="12pt" style:language-asian="de" style:country-asian="DE"/>
    </style:style>
    <style:style style:name="T7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P8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9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10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P11" style:parent-style-name="Standard" style:family="paragraph">
      <style:paragraph-properties style:text-autospace="none" fo:margin-bottom="0in" fo:line-height="100%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12" style:parent-style-name="Standard" style:family="paragraph">
      <style:paragraph-properties style:text-autospace="none" fo:margin-bottom="0in" fo:line-height="100%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13" style:parent-style-name="Standard" style:family="paragraph">
      <style:paragraph-properties fo:margin-bottom="0in" fo:line-height="100%" fo:background-color="#FFFFFF"/>
    </style:style>
    <style:style style:name="T14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T15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T16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T17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T18" style:parent-style-name="Absatz-Standardschriftart" style:family="text">
      <style:text-properties style:font-name="Gadugi" style:font-name-asian="Times New Roman" style:font-name-complex="Courier New" fo:color="#00B050" fo:font-size="12pt" style:font-size-asian="12pt" style:font-size-complex="12pt" style:language-asian="de" style:country-asian="DE"/>
    </style:style>
    <style:style style:name="P19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20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P21" style:parent-style-name="Standard" style:family="paragraph">
      <style:paragraph-properties fo:margin-bottom="0in" fo:line-height="100%" fo:background-color="#FFFFFF"/>
    </style:style>
    <style:style style:name="T22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T23" style:parent-style-name="Absatz-Standardschriftart" style:family="text">
      <style:text-properties style:font-name="Gadugi" style:font-name-asian="Times New Roman" style:font-name-complex="Courier New" fo:color="#00B050" fo:font-size="12pt" style:font-size-asian="12pt" style:font-size-complex="12pt" style:language-asian="de" style:country-asian="DE"/>
    </style:style>
    <style:style style:name="T24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P25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26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27" style:parent-style-name="Standard" style:family="paragraph">
      <style:paragraph-properties fo:margin-bottom="0in" fo:line-height="100%" fo:background-color="#FFFFFF"/>
    </style:style>
    <style:style style:name="T28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T29" style:parent-style-name="Absatz-Standardschriftart" style:family="text">
      <style:text-properties style:font-name="Gadugi" style:font-name-asian="Times New Roman" style:font-name-complex="Courier New" fo:color="#00B050" fo:font-size="12pt" style:font-size-asian="12pt" style:font-size-complex="12pt" style:language-asian="de" style:country-asian="DE"/>
    </style:style>
    <style:style style:name="T30" style:parent-style-name="Absatz-Standardschriftart" style:family="text">
      <style:text-properties style:font-name="Gadugi" style:font-name-asian="Times New Roman" style:font-name-complex="Segoe UI" fo:color="#00B050" fo:font-size="12pt" style:font-size-asian="12pt" style:font-size-complex="12pt" style:language-asian="de" style:country-asian="DE"/>
    </style:style>
    <style:style style:name="P31" style:parent-style-name="Standard" style:family="paragraph">
      <style:paragraph-properties fo:margin-bottom="0in" fo:line-height="100%" fo:background-color="#FFFFFF"/>
      <style:text-properties style:font-name="Gadugi" style:font-name-asian="Times New Roman" style:font-name-complex="Segoe UI" fo:font-style="italic" style:font-style-asian="italic" fo:font-size="12pt" style:font-size-asian="12pt" style:font-size-complex="12pt" style:language-asian="de" style:country-asian="DE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ext:p text:style-name="P1">Fragen und Antworten</text:p>
      <text:p text:style-name="P2">Aufgabe 05</text:p>
      <text:p text:style-name="P3"/>
      <text:p text:style-name="P4"><text:span text:style-name="T5">Was beschreibt das Interface </text:span><text:span text:style-name="T6">AssocStringString</text:span><text:span text:style-name="T7"> und wozu kann es verwendet werden?</text:span></text:p>
      <text:p text:style-name="P8">In diesem Interface werden die eingegeben Variablen in der URL<text:s/>mithilfe eines Arrays<text:s/>gespeichert um mit diesen zu arbeiten, zusätzlich wird der Variablenname zum Schlüssel (key) des Arrays.</text:p>
      <text:p text:style-name="P9"/>
      <text:p text:style-name="P10">Was geschieht in Zeile 9 und was ist das Ergebnis?</text:p>
      <text:p text:style-name="P11">Die Variable port wird mit dem Typ number deklariert und erhält den Wert<text:s/>process.env.PORT. Port<text:s/>stellt die Umgebung dar, die der Server „abhört“. Falls der Port undefiniert ist wird in den darauffolgenden Zeilen ein Wert vordefiniert: 8100.<text:s/></text:p>
      <text:p text:style-name="P12"/>
      <text:p text:style-name="P13"><text:span text:style-name="T14">Was geschieht in Zeile 25</text:span><text:span text:style-name="T15"><text:s/></text:span><text:span text:style-name="T16">von ServerTest.ts?</text:span><text:span text:style-name="T17"><text:line-break/></text:span><text:span text:style-name="T18">let query: AssocStringString = Url.parse(_request.url, true).query;</text:span></text:p>
      <text:p text:style-name="P19">Die eingegeben Variablen in der URL werden dem Array AssocStringString hinzugefügt und werden<text:s/>zu einem Schlüssel für das Array.<text:s/></text:p>
      <text:p text:style-name="P20"/>
      <text:p text:style-name="P21"><text:span text:style-name="T22">Wie arbeitet die </text:span><text:span text:style-name="T23">for-in</text:span><text:span text:style-name="T24">-Schleife in Zeile 29?</text:span></text:p>
      <text:p text:style-name="P25">Die for-in-Schleife durchläuft<text:s/>alle query im<text:s/>Array AssocStringString und gibt die durch Zeile 25 entstehenden<text:s/>keys in der Konsole aus.</text:p>
      <text:p text:style-name="P26"/>
      <text:p text:style-name="P27"><text:span text:style-name="T28">Was bewirkt die Header-Information </text:span><text:span text:style-name="T29">Access-Control-Allow-Origin</text:span><text:span text:style-name="T30">?</text:span></text:p>
      <text:p text:style-name="P31">Dies ist<text:s/>die Berechtigung für den Server<text:s/>alle Inhalte zu laden<text:s/>und darzustellen, selbst wenn sie auf einem anderen Server<text:s/>gespeichert<text:s/>sind.<text:s/></text:p>
      <text:p text:style-name="P3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Gadugi" svg:font-family="Gadugi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queline Schnitzer</meta:initial-creator>
    <dc:creator>Jaqueline Schnitzer</dc:creator>
    <meta:creation-date>2018-05-13T13:50:00Z</meta:creation-date>
    <dc:date>2018-05-13T14:29:00Z</dc:date>
    <meta:template xlink:href="Normal.dotm" xlink:type="simple"/>
    <meta:editing-cycles>1</meta:editing-cycles>
    <meta:editing-duration>PT0S</meta:editing-duration>
    <meta:document-statistic meta:page-count="1" meta:paragraph-count="2" meta:word-count="168" meta:character-count="1230" meta:row-count="8" meta:non-whitespace-character-count="1064"/>
  </office:meta>
</office:document-meta>
</file>